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1T09:50:00" calcext:value-type="date">
            <text:p>02/01/22 09:50 AM</text:p>
          </table:table-cell>
          <table:table-cell table:style-name="ce5" office:value-type="date" office:date-value="2022-02-01T12:20:00" calcext:value-type="date">
            <text:p>02/01/22 12:20 PM</text:p>
          </table:table-cell>
          <table:table-cell table:style-name="ce15" table:formula="of:=[.B61]-[.A61]" office:value-type="time" office:time-value="PT02H30M00S" calcext:value-type="time">
            <text:p>02:30:00</text:p>
          </table:table-cell>
          <table:table-cell table:style-name="ce7" table:formula="of:=[.C61]+[.D60]" office:value-type="time" office:time-value="PT28H15M59.999999S" calcext:value-type="time">
            <text:p>28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00:00" calcext:value-type="date">
            <text:p>02/02/22 10:00 AM</text:p>
          </table:table-cell>
          <table:table-cell table:style-name="ce5" office:value-type="date" office:date-value="2022-02-02T10:15:00" calcext:value-type="date">
            <text:p>02/02/22 10:15 AM</text:p>
          </table:table-cell>
          <table:table-cell table:style-name="ce15" table:formula="of:=[.B62]-[.A62]" office:value-type="time" office:time-value="PT00H15M00S" calcext:value-type="time">
            <text:p>00:15:00</text:p>
          </table:table-cell>
          <table:table-cell table:style-name="ce7" table:formula="of:=[.C62]+[.D61]" office:value-type="time" office:time-value="PT28H30M59.999999S" calcext:value-type="time">
            <text:p>28:3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20:00" calcext:value-type="date">
            <text:p>02/02/22 10:20 AM</text:p>
          </table:table-cell>
          <table:table-cell table:style-name="ce5" office:value-type="date" office:date-value="2022-02-02T12:10:00" calcext:value-type="date">
            <text:p>02/02/22 12:10 PM</text:p>
          </table:table-cell>
          <table:table-cell table:style-name="ce15" table:formula="of:=[.B63]-[.A63]" office:value-type="time" office:time-value="PT01H50M00S" calcext:value-type="time">
            <text:p>01:50:00</text:p>
          </table:table-cell>
          <table:table-cell table:style-name="ce7" table:formula="of:=[.C63]+[.D62]" office:value-type="time" office:time-value="PT30H20M59.999999S" calcext:value-type="time">
            <text:p>30:21:00</text:p>
          </table:table-cell>
          <table:table-cell office:value-type="string" calcext:value-type="string">
            <text:p>Work on API: wpa_supp doesn’t like psks and current method of removing all network entries doesn’t allow future writ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5:00:00" calcext:value-type="date">
            <text:p>02/02/22 03:00 PM</text:p>
          </table:table-cell>
          <table:table-cell table:style-name="ce5" office:value-type="date" office:date-value="2022-02-02T15:30:00" calcext:value-type="date">
            <text:p>02/02/22 03:30 PM</text:p>
          </table:table-cell>
          <table:table-cell table:style-name="ce15" table:formula="of:=[.B64]-[.A64]" office:value-type="time" office:time-value="PT00H30M00S" calcext:value-type="time">
            <text:p>00:30:00</text:p>
          </table:table-cell>
          <table:table-cell table:style-name="ce7" table:formula="of:=[.C64]+[.D63]" office:value-type="time" office:time-value="PT30H50M59.999999S" calcext:value-type="time">
            <text:p>30:51:00</text:p>
          </table:table-cell>
          <table:table-cell office:value-type="string" calcext:value-type="string">
            <text:p>Group meeting; help Stephen with wpa_supplicant issu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4T10:50:00" calcext:value-type="date">
            <text:p>02/04/22 10:50 AM</text:p>
          </table:table-cell>
          <table:table-cell table:style-name="ce5" office:value-type="date" office:date-value="2022-02-04T11:30:00" calcext:value-type="date">
            <text:p>02/04/22 11:30 AM</text:p>
          </table:table-cell>
          <table:table-cell table:style-name="ce15" table:formula="of:=[.B65]-[.A65]" office:value-type="time" office:time-value="PT00H40M00S" calcext:value-type="time">
            <text:p>00:40:00</text:p>
          </table:table-cell>
          <table:table-cell table:style-name="ce7" table:formula="of:=[.C65]+[.D64]" office:value-type="time" office:time-value="PT31H30M59.999999S" calcext:value-type="time">
            <text:p>31:31:00</text:p>
          </table:table-cell>
          <table:table-cell office:value-type="string" calcext:value-type="string">
            <text:p>Work on API; wpa_supplicant isn’t behaving and I can’t figure it out remotely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7T10:00:00" calcext:value-type="date">
            <text:p>02/07/22 10:00 AM</text:p>
          </table:table-cell>
          <table:table-cell table:style-name="ce5" office:value-type="date" office:date-value="2022-02-07T12:45:00" calcext:value-type="date">
            <text:p>02/07/22 12:45 PM</text:p>
          </table:table-cell>
          <table:table-cell table:style-name="ce15" table:formula="of:=[.B66]-[.A66]" office:value-type="time" office:time-value="PT02H45M00S" calcext:value-type="time">
            <text:p>02:45:00</text:p>
          </table:table-cell>
          <table:table-cell table:style-name="ce7" table:formula="of:=[.C66]+[.D65]" office:value-type="time" office:time-value="PT34H15M59.999999S" calcext:value-type="time">
            <text:p>34:16:00</text:p>
          </table:table-cell>
          <table:table-cell office:value-type="string" calcext:value-type="string">
            <text:p>Work on API; cleanNetworks still not working well… refactored testing cases, started implementing ssid isolation in listAvailab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8T10:00:00" calcext:value-type="date">
            <text:p>02/08/22 10:00 AM</text:p>
          </table:table-cell>
          <table:table-cell table:style-name="ce5" office:value-type="date" office:date-value="2022-02-08T12:10:00" calcext:value-type="date">
            <text:p>02/08/22 12:10 PM</text:p>
          </table:table-cell>
          <table:table-cell table:style-name="ce15" table:formula="of:=[.B67]-[.A67]" office:value-type="time" office:time-value="PT02H10M00S" calcext:value-type="time">
            <text:p>02:10:00</text:p>
          </table:table-cell>
          <table:table-cell table:style-name="ce7" table:formula="of:=[.C67]+[.D66]" office:value-type="time" office:time-value="PT36H25M59.999999S" calcext:value-type="time">
            <text:p>36:26:00</text:p>
          </table:table-cell>
          <table:table-cell office:value-type="string" calcext:value-type="string">
            <text:p>Work on API; cleanNetworks works, started on deleteNetowrks… getNetworkID needs work; psk’s are now supported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9T10:00:00" calcext:value-type="date">
            <text:p>02/09/22 10:00 AM</text:p>
          </table:table-cell>
          <table:table-cell table:style-name="ce5" office:value-type="date" office:date-value="2022-02-09T10:15:00" calcext:value-type="date">
            <text:p>02/09/22 10:15 AM</text:p>
          </table:table-cell>
          <table:table-cell table:style-name="ce15" table:formula="of:=[.B68]-[.A68]" office:value-type="time" office:time-value="PT00H15M00S" calcext:value-type="time">
            <text:p>00:15:00</text:p>
          </table:table-cell>
          <table:table-cell table:style-name="ce7" table:formula="of:=[.C68]+[.D67]" office:value-type="time" office:time-value="PT36H40M59.999999S" calcext:value-type="time">
            <text:p>36:4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6:55:00" calcext:value-type="date">
            <text:p>02/10/22 06:55 AM</text:p>
          </table:table-cell>
          <table:table-cell table:style-name="ce5" office:value-type="date" office:date-value="2022-02-10T07:30:00" calcext:value-type="date">
            <text:p>02/10/22 07:30 AM</text:p>
          </table:table-cell>
          <table:table-cell table:style-name="ce15" table:formula="of:=[.B69]-[.A69]" office:value-type="time" office:time-value="PT00H35M00S" calcext:value-type="time">
            <text:p>00:35:00</text:p>
          </table:table-cell>
          <table:table-cell table:style-name="ce7" table:formula="of:=[.C69]+[.D68]" office:value-type="time" office:time-value="PT37H15M59.999999S" calcext:value-type="time">
            <text:p>37:16:00</text:p>
          </table:table-cell>
          <table:table-cell office:value-type="string" calcext:value-type="string">
            <text:p>Milestone 3 Initialization and contribu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8:45:00" calcext:value-type="date">
            <text:p>02/10/22 08:45 AM</text:p>
          </table:table-cell>
          <table:table-cell table:style-name="ce5" office:value-type="date" office:date-value="2022-02-10T10:30:00" calcext:value-type="date">
            <text:p>02/10/22 10:30 AM</text:p>
          </table:table-cell>
          <table:table-cell table:style-name="ce15" table:formula="of:=[.B70]-[.A70]" office:value-type="time" office:time-value="PT01H45M00S" calcext:value-type="time">
            <text:p>01:45:00</text:p>
          </table:table-cell>
          <table:table-cell table:style-name="ce7" table:formula="of:=[.C70]+[.D69]" office:value-type="time" office:time-value="PT39H00M59.999999S" calcext:value-type="time">
            <text:p>39:01:00</text:p>
          </table:table-cell>
          <table:table-cell office:value-type="string" calcext:value-type="string">
            <text:p>Peer Eval, Work on API: got deleteNetwork working, started thinking on edit 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1T14:35:00" calcext:value-type="date">
            <text:p>02/11/22 02:35 PM</text:p>
          </table:table-cell>
          <table:table-cell table:style-name="ce5" office:value-type="date" office:date-value="2022-02-11T14:50:00" calcext:value-type="date">
            <text:p>02/11/22 02:50 PM</text:p>
          </table:table-cell>
          <table:table-cell table:style-name="ce15" table:formula="of:=[.B71]-[.A71]" office:value-type="time" office:time-value="PT00H15M00S" calcext:value-type="time">
            <text:p>00:15:00</text:p>
          </table:table-cell>
          <table:table-cell table:style-name="ce7" table:formula="of:=[.C71]+[.D70]" office:value-type="time" office:time-value="PT39H15M59.999999S" calcext:value-type="time">
            <text:p>39:16:00</text:p>
          </table:table-cell>
          <table:table-cell office:value-type="string" calcext:value-type="string">
            <text:p>Wrap up MS3 document and submit; 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5T10:15:00" calcext:value-type="date">
            <text:p>02/15/22 10:15 AM</text:p>
          </table:table-cell>
          <table:table-cell table:style-name="ce5" office:value-type="date" office:date-value="2022-02-15T10:45:00" calcext:value-type="date">
            <text:p>02/15/22 10:45 AM</text:p>
          </table:table-cell>
          <table:table-cell table:style-name="ce15" table:formula="of:=[.B72]-[.A72]" office:value-type="time" office:time-value="PT00H30M00S" calcext:value-type="time">
            <text:p>00:30:00</text:p>
          </table:table-cell>
          <table:table-cell table:style-name="ce7" table:formula="of:=[.C72]+[.D71]" office:value-type="time" office:time-value="PT39H45M59.999999S" calcext:value-type="time">
            <text:p>39:46:00</text:p>
          </table:table-cell>
          <table:table-cell office:value-type="string" calcext:value-type="string">
            <text:p>Small changes to API; mostly warning addressing and test output clean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07:30:00" calcext:value-type="date">
            <text:p>02/16/22 07:30 AM</text:p>
          </table:table-cell>
          <table:table-cell table:style-name="ce5" office:value-type="date" office:date-value="2022-02-16T08:40:00" calcext:value-type="date">
            <text:p>02/16/22 08:40 AM</text:p>
          </table:table-cell>
          <table:table-cell table:style-name="ce15" table:formula="of:=[.B73]-[.A73]" office:value-type="time" office:time-value="PT01H10M00S" calcext:value-type="time">
            <text:p>01:10:00</text:p>
          </table:table-cell>
          <table:table-cell table:style-name="ce7" table:formula="of:=[.C73]+[.D72]" office:value-type="time" office:time-value="PT40H55M59.999999S" calcext:value-type="time">
            <text:p>40:56:00</text:p>
          </table:table-cell>
          <table:table-cell office:value-type="string" calcext:value-type="string">
            <text:p>Lab machine having issues, didn’t succeed in resolving them. Implemented edit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0:00:00" calcext:value-type="date">
            <text:p>02/16/22 10:00 AM</text:p>
          </table:table-cell>
          <table:table-cell table:style-name="ce5" office:value-type="date" office:date-value="2022-02-16T10:45:00" calcext:value-type="date">
            <text:p>02/16/22 10:45 AM</text:p>
          </table:table-cell>
          <table:table-cell table:style-name="ce15" table:formula="of:=[.B74]-[.A74]" office:value-type="time" office:time-value="PT00H45M00S" calcext:value-type="time">
            <text:p>00:45:00</text:p>
          </table:table-cell>
          <table:table-cell table:style-name="ce7" table:formula="of:=[.C74]+[.D73]" office:value-type="time" office:time-value="PT41H40M59.999999S" calcext:value-type="time">
            <text:p>41:41:00</text:p>
          </table:table-cell>
          <table:table-cell office:value-type="string" calcext:value-type="string">
            <text:p>Client meeting; attempt to troubleshoot lab machine..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3:05:00" calcext:value-type="date">
            <text:p>02/16/22 01:05 PM</text:p>
          </table:table-cell>
          <table:table-cell table:style-name="ce5" office:value-type="date" office:date-value="2022-02-16T13:15:00" calcext:value-type="date">
            <text:p>02/16/22 01:15 PM</text:p>
          </table:table-cell>
          <table:table-cell table:style-name="ce15" table:formula="of:=[.B75]-[.A75]" office:value-type="time" office:time-value="PT00H10M00S" calcext:value-type="time">
            <text:p>00:10:00</text:p>
          </table:table-cell>
          <table:table-cell table:style-name="ce7" table:formula="of:=[.C75]+[.D74]" office:value-type="time" office:time-value="PT41H50M59.999999S" calcext:value-type="time">
            <text:p>41:51:00</text:p>
          </table:table-cell>
          <table:table-cell office:value-type="string" calcext:value-type="string">
            <text:p>Week 6 summary and submiss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4:00:00" calcext:value-type="date">
            <text:p>02/16/22 02:00 PM</text:p>
          </table:table-cell>
          <table:table-cell table:style-name="ce5" office:value-type="date" office:date-value="2022-02-16T14:10:00" calcext:value-type="date">
            <text:p>02/16/22 02:10 PM</text:p>
          </table:table-cell>
          <table:table-cell table:style-name="ce15" table:formula="of:=[.B76]-[.A76]" office:value-type="time" office:time-value="PT00H10M00S" calcext:value-type="time">
            <text:p>00:10:00</text:p>
          </table:table-cell>
          <table:table-cell table:style-name="ce7" table:formula="of:=[.C76]+[.D75]" office:value-type="time" office:time-value="PT42H00M59.999999S" calcext:value-type="time">
            <text:p>42:01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7T08:45:00" calcext:value-type="date">
            <text:p>02/17/22 08:45 AM</text:p>
          </table:table-cell>
          <table:table-cell table:style-name="ce5" office:value-type="date" office:date-value="2022-02-17T10:45:00" calcext:value-type="date">
            <text:p>02/17/22 10:45 AM</text:p>
          </table:table-cell>
          <table:table-cell table:style-name="ce15" table:formula="of:=[.B77]-[.A77]" office:value-type="time" office:time-value="PT02H00M00S" calcext:value-type="time">
            <text:p>02:00:00</text:p>
          </table:table-cell>
          <table:table-cell table:style-name="ce7" table:formula="of:=[.C77]+[.D76]" office:value-type="time" office:time-value="PT44H00M59.999999S" calcext:value-type="time">
            <text:p>44:01:00</text:p>
          </table:table-cell>
          <table:table-cell office:value-type="string" calcext:value-type="string">
            <text:p>Work on the API: Added a debug compile option to test; started on figuring out how to include encryption for psks and password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0:00:00" calcext:value-type="date">
            <text:p>02/22/22 10:00 AM</text:p>
          </table:table-cell>
          <table:table-cell table:style-name="ce5" office:value-type="date" office:date-value="2022-02-22T12:40:00" calcext:value-type="date">
            <text:p>02/22/22 12:40 PM</text:p>
          </table:table-cell>
          <table:table-cell table:style-name="ce15" table:formula="of:=[.B78]-[.A78]" office:value-type="time" office:time-value="PT02H40M00S" calcext:value-type="time">
            <text:p>02:40:00</text:p>
          </table:table-cell>
          <table:table-cell table:style-name="ce7" table:formula="of:=[.C78]+[.D77]" office:value-type="time" office:time-value="PT46H40M59.999999S" calcext:value-type="time">
            <text:p>46:41:00</text:p>
          </table:table-cell>
          <table:table-cell office:value-type="string" calcext:value-type="string">
            <text:p>Work on API; changing strategy for implementing hash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5:00:00" calcext:value-type="date">
            <text:p>02/22/22 03:00 PM</text:p>
          </table:table-cell>
          <table:table-cell table:style-name="ce5" office:value-type="date" office:date-value="2022-02-22T16:15:00" calcext:value-type="date">
            <text:p>02/22/22 04:15 PM</text:p>
          </table:table-cell>
          <table:table-cell table:style-name="ce15" table:formula="of:=[.B79]-[.A79]" office:value-type="time" office:time-value="PT01H15M00S" calcext:value-type="time">
            <text:p>01:15:00</text:p>
          </table:table-cell>
          <table:table-cell table:style-name="ce7" table:formula="of:=[.C79]+[.D78]" office:value-type="time" office:time-value="PT47H55M59.999999S" calcext:value-type="time">
            <text:p>47:56:00</text:p>
          </table:table-cell>
          <table:table-cell office:value-type="string" calcext:value-type="string">
            <text:p>Work on API.. get hashing to work… and succes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00:00" calcext:value-type="date">
            <text:p>02/23/22 10:00 AM</text:p>
          </table:table-cell>
          <table:table-cell table:style-name="ce5" office:value-type="date" office:date-value="2022-02-23T10:15:00" calcext:value-type="date">
            <text:p>02/23/22 10:15 AM</text:p>
          </table:table-cell>
          <table:table-cell table:style-name="ce15" table:formula="of:=[.B80]-[.A80]" office:value-type="time" office:time-value="PT00H15M00S" calcext:value-type="time">
            <text:p>00:15:00</text:p>
          </table:table-cell>
          <table:table-cell table:style-name="ce7" table:formula="of:=[.C80]+[.D79]" office:value-type="time" office:time-value="PT48H10M59.999999S" calcext:value-type="time">
            <text:p>48:1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15:00" calcext:value-type="date">
            <text:p>02/23/22 10:15 AM</text:p>
          </table:table-cell>
          <table:table-cell table:style-name="ce5" office:value-type="date" office:date-value="2022-02-23T12:00:00" calcext:value-type="date">
            <text:p>02/23/22 12:00 PM</text:p>
          </table:table-cell>
          <table:table-cell table:style-name="ce15" table:formula="of:=[.B81]-[.A81]" office:value-type="time" office:time-value="PT01H45M00S" calcext:value-type="time">
            <text:p>01:45:00</text:p>
          </table:table-cell>
          <table:table-cell table:style-name="ce7" table:formula="of:=[.C81]+[.D80]" office:value-type="time" office:time-value="PT49H55M59.999999S" calcext:value-type="time">
            <text:p>49:56:00</text:p>
          </table:table-cell>
          <table:table-cell office:value-type="string" calcext:value-type="string">
            <text:p>Work on API: Finished implementing psk hashing.. pwd hashing is not worth the minimal benef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3:40:00" calcext:value-type="date">
            <text:p>02/23/22 01:40 PM</text:p>
          </table:table-cell>
          <table:table-cell table:style-name="ce5" office:value-type="date" office:date-value="2022-02-23T13:50:00" calcext:value-type="date">
            <text:p>02/23/22 01:50 PM</text:p>
          </table:table-cell>
          <table:table-cell table:style-name="ce15" table:formula="of:=[.B82]-[.A82]" office:value-type="time" office:time-value="PT00H10M00S" calcext:value-type="time">
            <text:p>00:10:00</text:p>
          </table:table-cell>
          <table:table-cell table:style-name="ce7" table:formula="of:=[.C82]+[.D81]" office:value-type="time" office:time-value="PT50H05M59.999999S" calcext:value-type="time">
            <text:p>50:06:00</text:p>
          </table:table-cell>
          <table:table-cell office:value-type="string" calcext:value-type="string">
            <text:p>Week 7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4:00:00" calcext:value-type="date">
            <text:p>02/23/22 02:00 PM</text:p>
          </table:table-cell>
          <table:table-cell table:style-name="ce5" office:value-type="date" office:date-value="2022-02-23T14:10:00" calcext:value-type="date">
            <text:p>02/23/22 02:10 PM</text:p>
          </table:table-cell>
          <table:table-cell table:style-name="ce15" table:formula="of:=[.B83]-[.A83]" office:value-type="time" office:time-value="PT00H10M00S" calcext:value-type="time">
            <text:p>00:10:00</text:p>
          </table:table-cell>
          <table:table-cell table:style-name="ce7" table:formula="of:=[.C83]+[.D82]" office:value-type="time" office:time-value="PT50H15M59.999999S" calcext:value-type="time">
            <text:p>50:16:00</text:p>
          </table:table-cell>
          <table:table-cell office:value-type="string" calcext:value-type="string">
            <text:p>Group meeting →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8:30:00" calcext:value-type="date">
            <text:p>02/24/22 06:30 PM</text:p>
          </table:table-cell>
          <table:table-cell table:style-name="ce5" office:value-type="date" office:date-value="2022-02-24T19:30:00" calcext:value-type="date">
            <text:p>02/24/22 07:30 PM</text:p>
          </table:table-cell>
          <table:table-cell table:style-name="ce15" table:formula="of:=[.B84]-[.A84]" office:value-type="time" office:time-value="PT01H00M00S" calcext:value-type="time">
            <text:p>01:00:00</text:p>
          </table:table-cell>
          <table:table-cell table:style-name="ce7" table:formula="of:=[.C84]+[.D83]" office:value-type="time" office:time-value="PT51H15M59.999999S" calcext:value-type="time">
            <text:p>51:16:00</text:p>
          </table:table-cell>
          <table:table-cell office:value-type="string" calcext:value-type="string">
            <text:p>Milestone 4 initialization; completed 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9:10:00" calcext:value-type="date">
            <text:p>02/24/22 07:10 PM</text:p>
          </table:table-cell>
          <table:table-cell table:style-name="ce5" office:value-type="date" office:date-value="2022-02-24T19:20:00" calcext:value-type="date">
            <text:p>02/24/22 07:20 PM</text:p>
          </table:table-cell>
          <table:table-cell table:style-name="ce15" table:formula="of:=[.B85]-[.A85]" office:value-type="time" office:time-value="PT00H10M00S" calcext:value-type="time">
            <text:p>00:10:00</text:p>
          </table:table-cell>
          <table:table-cell table:style-name="ce7" table:formula="of:=[.C85]+[.D84]" office:value-type="time" office:time-value="PT51H25M59.999999S" calcext:value-type="time">
            <text:p>51:26:00</text:p>
          </table:table-cell>
          <table:table-cell office:value-type="string" calcext:value-type="string">
            <text:p>Milestone 4 wrap up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8T10:00:00" calcext:value-type="date">
            <text:p>02/28/22 10:00 AM</text:p>
          </table:table-cell>
          <table:table-cell table:style-name="ce5" office:value-type="date" office:date-value="2022-02-28T11:50:00" calcext:value-type="date">
            <text:p>02/28/22 11:50 AM</text:p>
          </table:table-cell>
          <table:table-cell table:style-name="ce15" table:formula="of:=[.B86]-[.A86]" office:value-type="time" office:time-value="PT01H50M00S" calcext:value-type="time">
            <text:p>01:50:00</text:p>
          </table:table-cell>
          <table:table-cell table:style-name="ce7" table:formula="of:=[.C86]+[.D85]" office:value-type="time" office:time-value="PT53H15M59.999999S" calcext:value-type="time">
            <text:p>53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1T10:00:00" calcext:value-type="date">
            <text:p>03/01/22 10:00 AM</text:p>
          </table:table-cell>
          <table:table-cell table:style-name="ce5" office:value-type="date" office:date-value="2022-03-01T12:15:00" calcext:value-type="date">
            <text:p>03/01/22 12:15 PM</text:p>
          </table:table-cell>
          <table:table-cell table:style-name="ce15" table:formula="of:=[.B87]-[.A87]" office:value-type="time" office:time-value="PT02H15M00S" calcext:value-type="time">
            <text:p>02:15:00</text:p>
          </table:table-cell>
          <table:table-cell table:style-name="ce7" table:formula="of:=[.C87]+[.D86]" office:value-type="time" office:time-value="PT55H30M59.999999S" calcext:value-type="time">
            <text:p>55:31:00</text:p>
          </table:table-cell>
          <table:table-cell office:value-type="string" calcext:value-type="string">
            <text:p>Work on API: editNetworks is causing me problems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00:00" calcext:value-type="date">
            <text:p>03/02/22 10:00 AM</text:p>
          </table:table-cell>
          <table:table-cell table:style-name="ce5" office:value-type="date" office:date-value="2022-03-02T10:15:00" calcext:value-type="date">
            <text:p>03/02/22 10:15 AM</text:p>
          </table:table-cell>
          <table:table-cell table:style-name="ce15" table:formula="of:=[.B88]-[.A88]" office:value-type="time" office:time-value="PT00H15M00S" calcext:value-type="time">
            <text:p>00:15:00</text:p>
          </table:table-cell>
          <table:table-cell table:style-name="ce7" table:formula="of:=[.C88]+[.D87]" office:value-type="time" office:time-value="PT55H45M59.999999S" calcext:value-type="time">
            <text:p>55:4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15:00" calcext:value-type="date">
            <text:p>03/02/22 10:15 AM</text:p>
          </table:table-cell>
          <table:table-cell table:style-name="ce5" office:value-type="date" office:date-value="2022-03-02T10:55:00" calcext:value-type="date">
            <text:p>03/02/22 10:55 AM</text:p>
          </table:table-cell>
          <table:table-cell table:style-name="ce15" table:formula="of:=[.B89]-[.A89]" office:value-type="time" office:time-value="PT00H40M00S" calcext:value-type="time">
            <text:p>00:40:00</text:p>
          </table:table-cell>
          <table:table-cell table:style-name="ce7" table:formula="of:=[.C89]+[.D88]" office:value-type="time" office:time-value="PT56H25M59.999999S" calcext:value-type="time">
            <text:p>56:26:00</text:p>
          </table:table-cell>
          <table:table-cell office:value-type="string" calcext:value-type="string">
            <text:p>Work on API: got editNetwork working, changed autoConf over to wpa_ctr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3:10:00" calcext:value-type="date">
            <text:p>03/02/22 01:10 PM</text:p>
          </table:table-cell>
          <table:table-cell table:style-name="ce5" office:value-type="date" office:date-value="2022-03-02T13:35:00" calcext:value-type="date">
            <text:p>03/02/22 01:35 PM</text:p>
          </table:table-cell>
          <table:table-cell table:style-name="ce15" table:formula="of:=[.B90]-[.A90]" office:value-type="time" office:time-value="PT00H25M00S" calcext:value-type="time">
            <text:p>00:25:00</text:p>
          </table:table-cell>
          <table:table-cell table:style-name="ce7" table:formula="of:=[.C90]+[.D89]" office:value-type="time" office:time-value="PT56H50M59.999999S" calcext:value-type="time">
            <text:p>56:51:00</text:p>
          </table:table-cell>
          <table:table-cell office:value-type="string" calcext:value-type="string">
            <text:p>Work on API→ merge features into master; 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3T08:45:00" calcext:value-type="date">
            <text:p>03/03/22 08:45 AM</text:p>
          </table:table-cell>
          <table:table-cell table:style-name="ce5" office:value-type="date" office:date-value="2022-03-03T10:00:00" calcext:value-type="date">
            <text:p>03/03/22 10:00 AM</text:p>
          </table:table-cell>
          <table:table-cell table:style-name="ce15" table:formula="of:=[.B91]-[.A91]" office:value-type="time" office:time-value="PT01H15M00S" calcext:value-type="time">
            <text:p>01:15:00</text:p>
          </table:table-cell>
          <table:table-cell table:style-name="ce7" table:formula="of:=[.C91]+[.D90]" office:value-type="time" office:time-value="PT58H05M59.999999S" calcext:value-type="time">
            <text:p>58:06:00</text:p>
          </table:table-cell>
          <table:table-cell office:value-type="string" calcext:value-type="string">
            <text:p>Work on API: It is practically finished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6T12:05:00" calcext:value-type="date">
            <text:p>03/06/22 12:05 PM</text:p>
          </table:table-cell>
          <table:table-cell table:style-name="ce5" office:value-type="date" office:date-value="2022-03-06T12:30:00" calcext:value-type="date">
            <text:p>03/06/22 12:30 PM</text:p>
          </table:table-cell>
          <table:table-cell table:style-name="ce15" table:formula="of:=[.B92]-[.A92]" office:value-type="time" office:time-value="PT00H25M00S" calcext:value-type="time">
            <text:p>00:25:00</text:p>
          </table:table-cell>
          <table:table-cell table:style-name="ce7" table:formula="of:=[.C92]+[.D91]" office:value-type="time" office:time-value="PT58H30M59.999999S" calcext:value-type="time">
            <text:p>58:31:00</text:p>
          </table:table-cell>
          <table:table-cell office:value-type="string" calcext:value-type="string">
            <text:p>Help Stephen figure out why the CLI isn’t working: There was no problem, just terrible user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8T11:00:00" calcext:value-type="date">
            <text:p>03/08/22 11:00 AM</text:p>
          </table:table-cell>
          <table:table-cell table:style-name="ce5" office:value-type="date" office:date-value="2022-03-08T13:00:00" calcext:value-type="date">
            <text:p>03/08/22 01:00 PM</text:p>
          </table:table-cell>
          <table:table-cell table:style-name="ce15" table:formula="of:=[.B93]-[.A93]" office:value-type="time" office:time-value="PT02H00M00S" calcext:value-type="time">
            <text:p>02:00:00</text:p>
          </table:table-cell>
          <table:table-cell table:style-name="ce7" table:formula="of:=[.C93]+[.D92]" office:value-type="time" office:time-value="PT60H30M59.999999S" calcext:value-type="time">
            <text:p>60:31:00</text:p>
          </table:table-cell>
          <table:table-cell office:value-type="string" calcext:value-type="string">
            <text:p>Improve API output: finished listAvailable; listConfigured not as trivial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0:00:00" calcext:value-type="date">
            <text:p>03/09/22 10:00 AM</text:p>
          </table:table-cell>
          <table:table-cell table:style-name="ce5" office:value-type="date" office:date-value="2022-03-09T11:25:00" calcext:value-type="date">
            <text:p>03/09/22 11:25 AM</text:p>
          </table:table-cell>
          <table:table-cell table:style-name="ce15" table:formula="of:=[.B94]-[.A94]" office:value-type="time" office:time-value="PT01H25M00S" calcext:value-type="time">
            <text:p>01:25:00</text:p>
          </table:table-cell>
          <table:table-cell table:style-name="ce7" table:formula="of:=[.C94]+[.D93]" office:value-type="time" office:time-value="PT61H55M59.999999S" calcext:value-type="time">
            <text:p>61:5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3:20:00" calcext:value-type="date">
            <text:p>03/09/22 01:20 PM</text:p>
          </table:table-cell>
          <table:table-cell table:style-name="ce5" office:value-type="date" office:date-value="2022-03-09T14:25:00" calcext:value-type="date">
            <text:p>03/09/22 02:25 PM</text:p>
          </table:table-cell>
          <table:table-cell table:style-name="ce15" table:formula="of:=[.B95]-[.A95]" office:value-type="time" office:time-value="PT01H05M00S" calcext:value-type="time">
            <text:p>01:05:00</text:p>
          </table:table-cell>
          <table:table-cell table:style-name="ce7" table:formula="of:=[.C95]+[.D94]" office:value-type="time" office:time-value="PT63H00M59.999999S" calcext:value-type="time">
            <text:p>63:01:00</text:p>
          </table:table-cell>
          <table:table-cell office:value-type="string" calcext:value-type="string">
            <text:p>Work on API and … maybe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4:25:00" calcext:value-type="date">
            <text:p>03/09/22 02:25 PM</text:p>
          </table:table-cell>
          <table:table-cell table:style-name="ce5" office:value-type="date" office:date-value="2022-03-09T14:30:00" calcext:value-type="date">
            <text:p>03/09/22 02:30 PM</text:p>
          </table:table-cell>
          <table:table-cell table:style-name="ce15" table:formula="of:=[.B96]-[.A96]" office:value-type="time" office:time-value="PT00H05M00S" calcext:value-type="time">
            <text:p>00:05:00</text:p>
          </table:table-cell>
          <table:table-cell table:style-name="ce7" table:formula="of:=[.C96]+[.D95]" office:value-type="time" office:time-value="PT63H05M59.999999S" calcext:value-type="time">
            <text:p>63:06:00</text:p>
          </table:table-cell>
          <table:table-cell office:value-type="string" calcext:value-type="string">
            <text:p>Week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0T08:55:00" calcext:value-type="date">
            <text:p>03/10/22 08:55 AM</text:p>
          </table:table-cell>
          <table:table-cell table:style-name="ce5" office:value-type="date" office:date-value="2022-03-10T09:30:00" calcext:value-type="date">
            <text:p>03/10/22 09:30 AM</text:p>
          </table:table-cell>
          <table:table-cell table:style-name="ce15" table:formula="of:=[.B97]-[.A97]" office:value-type="time" office:time-value="PT00H35M00S" calcext:value-type="time">
            <text:p>00:35:00</text:p>
          </table:table-cell>
          <table:table-cell table:style-name="ce7" table:formula="of:=[.C97]+[.D96]" office:value-type="time" office:time-value="PT63H40M59.999999S" calcext:value-type="time">
            <text:p>63:41:00</text:p>
          </table:table-cell>
          <table:table-cell office:value-type="string" calcext:value-type="string">
            <text:p>Initialize Milestone 5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30:00" calcext:value-type="date">
            <text:p>03/11/22 01:30 PM</text:p>
          </table:table-cell>
          <table:table-cell table:style-name="ce5" office:value-type="date" office:date-value="2022-03-11T13:50:00" calcext:value-type="date">
            <text:p>03/11/22 01:50 PM</text:p>
          </table:table-cell>
          <table:table-cell table:style-name="ce15" table:formula="of:=[.B98]-[.A98]" office:value-type="time" office:time-value="PT00H20M00S" calcext:value-type="time">
            <text:p>00:20:00</text:p>
          </table:table-cell>
          <table:table-cell table:style-name="ce7" table:formula="of:=[.C98]+[.D97]" office:value-type="time" office:time-value="PT64H00M59.999999S" calcext:value-type="time">
            <text:p>64:01:00</text:p>
          </table:table-cell>
          <table:table-cell office:value-type="string" calcext:value-type="string">
            <text:p>Finish Milestone 5, do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50:00" calcext:value-type="date">
            <text:p>03/11/22 01:50 PM</text:p>
          </table:table-cell>
          <table:table-cell table:style-name="ce5" office:value-type="date" office:date-value="2022-03-11T14:30:00" calcext:value-type="date">
            <text:p>03/11/22 02:30 PM</text:p>
          </table:table-cell>
          <table:table-cell table:style-name="ce15" table:formula="of:=[.B99]-[.A99]" office:value-type="time" office:time-value="PT00H40M00S" calcext:value-type="time">
            <text:p>00:40:00</text:p>
          </table:table-cell>
          <table:table-cell table:style-name="ce7" table:formula="of:=[.C99]+[.D98]" office:value-type="time" office:time-value="PT64H40M59.999999S" calcext:value-type="time">
            <text:p>64:41:00</text:p>
          </table:table-cell>
          <table:table-cell office:value-type="string" calcext:value-type="string">
            <text:p>Begin presentation work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4-01T11:20:00" calcext:value-type="date">
            <text:p>04/01/22 11:20 AM</text:p>
          </table:table-cell>
          <table:table-cell table:style-name="ce5" office:value-type="date" office:date-value="2022-04-01T11:45:00" calcext:value-type="date">
            <text:p>04/01/22 11:45 AM</text:p>
          </table:table-cell>
          <table:table-cell table:style-name="ce15" table:formula="of:=[.B101]-[.A101]" office:value-type="time" office:time-value="PT00H25M00S" calcext:value-type="time">
            <text:p>00:25:00</text:p>
          </table:table-cell>
          <table:table-cell table:style-name="ce7" table:formula="of:=[.C101]+[.D100]" office:value-type="time" office:time-value="PT00H25M00S" calcext:value-type="time">
            <text:p>00:25:00</text:p>
          </table:table-cell>
          <table:table-cell office:value-type="string" calcext:value-type="string">
            <text:p>Initialize and work on milestone 6/quarter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4T14:00:00" calcext:value-type="date">
            <text:p>04/04/22 02:00 PM</text:p>
          </table:table-cell>
          <table:table-cell table:style-name="ce5" office:value-type="date" office:date-value="2022-04-04T15:45:00" calcext:value-type="date">
            <text:p>04/04/22 03:45 PM</text:p>
          </table:table-cell>
          <table:table-cell table:style-name="ce15" table:formula="of:=[.B102]-[.A102]" office:value-type="time" office:time-value="PT01H45M00S" calcext:value-type="time">
            <text:p>01:45:00</text:p>
          </table:table-cell>
          <table:table-cell table:style-name="ce7" table:formula="of:=[.C102]+[.D101]" office:value-type="time" office:time-value="PT02H10M00S" calcext:value-type="time">
            <text:p>02:10:00</text:p>
          </table:table-cell>
          <table:table-cell office:value-type="string" calcext:value-type="string">
            <text:p>Work on API output; client meeting; moved api test and turned api into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5T09:45:00" calcext:value-type="date">
            <text:p>04/05/22 09:45 AM</text:p>
          </table:table-cell>
          <table:table-cell table:style-name="ce5" office:value-type="date" office:date-value="2022-04-05T11:40:00" calcext:value-type="date">
            <text:p>04/05/22 11:40 AM</text:p>
          </table:table-cell>
          <table:table-cell table:style-name="ce15" table:formula="of:=[.B103]-[.A103]" office:value-type="time" office:time-value="PT01H55M00S" calcext:value-type="time">
            <text:p>01:55:00</text:p>
          </table:table-cell>
          <table:table-cell table:style-name="ce7" table:formula="of:=[.C103]+[.D102]" office:value-type="time" office:time-value="PT04H05M00S" calcext:value-type="time">
            <text:p>04:05:00</text:p>
          </table:table-cell>
          <table:table-cell office:value-type="string" calcext:value-type="string">
            <text:p>Rename API to ‘surf’ and update in appropriate places; added man page documentation for sur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5T14:15:00" calcext:value-type="date">
            <text:p>04/05/22 02:15 PM</text:p>
          </table:table-cell>
          <table:table-cell table:style-name="ce5" office:value-type="date" office:date-value="2022-04-05T14:20:00" calcext:value-type="date">
            <text:p>04/05/22 02:20 PM</text:p>
          </table:table-cell>
          <table:table-cell table:style-name="ce15" table:formula="of:=[.B104]-[.A104]" office:value-type="time" office:time-value="PT00H05M00S" calcext:value-type="time">
            <text:p>00:05:00</text:p>
          </table:table-cell>
          <table:table-cell table:style-name="ce7" table:formula="of:=[.C104]+[.D103]" office:value-type="time" office:time-value="PT04H10M00S" calcext:value-type="time">
            <text:p>04:10:00</text:p>
          </table:table-cell>
          <table:table-cell office:value-type="string" calcext:value-type="string">
            <text:p>Team meeting.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6T07:10:00" calcext:value-type="date">
            <text:p>04/06/22 07:10 AM</text:p>
          </table:table-cell>
          <table:table-cell table:style-name="ce5" office:value-type="date" office:date-value="2022-04-06T07:45:00" calcext:value-type="date">
            <text:p>04/06/22 07:45 AM</text:p>
          </table:table-cell>
          <table:table-cell table:style-name="ce15" table:formula="of:=[.B105]-[.A105]" office:value-type="time" office:time-value="PT00H35M00S" calcext:value-type="time">
            <text:p>00:35:00</text:p>
          </table:table-cell>
          <table:table-cell table:style-name="ce7" table:formula="of:=[.C105]+[.D104]" office:value-type="time" office:time-value="PT04H45M00S" calcext:value-type="time">
            <text:p>04:45:00</text:p>
          </table:table-cell>
          <table:table-cell office:value-type="string" calcext:value-type="string">
            <text:p>Work on MS-6 and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6T14:10:00" calcext:value-type="date">
            <text:p>04/06/22 02:10 PM</text:p>
          </table:table-cell>
          <table:table-cell table:style-name="ce5" office:value-type="date" office:date-value="2022-04-06T14:30:00" calcext:value-type="date">
            <text:p>04/06/22 02:30 PM</text:p>
          </table:table-cell>
          <table:table-cell table:style-name="ce15" table:formula="of:=[.B106]-[.A106]" office:value-type="time" office:time-value="PT00H20M00S" calcext:value-type="time">
            <text:p>00:20:00</text:p>
          </table:table-cell>
          <table:table-cell table:style-name="ce7" table:formula="of:=[.C106]+[.D105]" office:value-type="time" office:time-value="PT05H05M00S" calcext:value-type="time">
            <text:p>05:05:00</text:p>
          </table:table-cell>
          <table:table-cell office:value-type="string" calcext:value-type="string">
            <text:p>Finish MS-6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7T10:00:00" calcext:value-type="date">
            <text:p>04/07/22 10:00 AM</text:p>
          </table:table-cell>
          <table:table-cell table:style-name="ce5" office:value-type="date" office:date-value="2022-04-07T11:30:00" calcext:value-type="date">
            <text:p>04/07/22 11:30 AM</text:p>
          </table:table-cell>
          <table:table-cell table:style-name="ce15" table:formula="of:=[.B107]-[.A107]" office:value-type="time" office:time-value="PT01H30M00S" calcext:value-type="time">
            <text:p>01:30:00</text:p>
          </table:table-cell>
          <table:table-cell table:style-name="ce7" table:formula="of:=[.C107]+[.D106]" office:value-type="time" office:time-value="PT06H35M00S" calcext:value-type="time">
            <text:p>06:35:00</text:p>
          </table:table-cell>
          <table:table-cell office:value-type="string" calcext:value-type="string">
            <text:p>Added signal to listAvailable, improved surf testing execution, worked on a logo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1T14:35:00" calcext:value-type="date">
            <text:p>04/11/22 02:35 PM</text:p>
          </table:table-cell>
          <table:table-cell table:style-name="ce5" office:value-type="date" office:date-value="2022-04-11T15:10:00" calcext:value-type="date">
            <text:p>04/11/22 03:10 PM</text:p>
          </table:table-cell>
          <table:table-cell table:style-name="ce15" table:formula="of:=[.B108]-[.A108]" office:value-type="time" office:time-value="PT00H35M00S" calcext:value-type="time">
            <text:p>00:35:00</text:p>
          </table:table-cell>
          <table:table-cell table:style-name="ce7" table:formula="of:=[.C108]+[.D107]" office:value-type="time" office:time-value="PT07H10M00S" calcext:value-type="time">
            <text:p>07:1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2T10:45:00" calcext:value-type="date">
            <text:p>04/12/22 10:45 AM</text:p>
          </table:table-cell>
          <table:table-cell table:style-name="ce5" office:value-type="date" office:date-value="2022-04-12T11:45:00" calcext:value-type="date">
            <text:p>04/12/22 11:45 AM</text:p>
          </table:table-cell>
          <table:table-cell table:style-name="ce15" table:formula="of:=[.B109]-[.A109]" office:value-type="time" office:time-value="PT01H00M00S" calcext:value-type="time">
            <text:p>01:00:00</text:p>
          </table:table-cell>
          <table:table-cell table:style-name="ce7" table:formula="of:=[.C109]+[.D108]" office:value-type="time" office:time-value="PT08H10M00S" calcext:value-type="time">
            <text:p>08:10:00</text:p>
          </table:table-cell>
          <table:table-cell office:value-type="string" calcext:value-type="string">
            <text:p>Surf makefiles to BSDMak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2T13:50:00" calcext:value-type="date">
            <text:p>04/12/22 01:50 PM</text:p>
          </table:table-cell>
          <table:table-cell table:style-name="ce5" office:value-type="date" office:date-value="2022-04-12T14:40:00" calcext:value-type="date">
            <text:p>04/12/22 02:40 PM</text:p>
          </table:table-cell>
          <table:table-cell table:style-name="ce15" table:formula="of:=[.B110]-[.A110]" office:value-type="time" office:time-value="PT00H50M00S" calcext:value-type="time">
            <text:p>00:50:00</text:p>
          </table:table-cell>
          <table:table-cell table:style-name="ce7" table:formula="of:=[.C110]+[.D109]" office:value-type="time" office:time-value="PT09H00M00S" calcext:value-type="time">
            <text:p>09:00:00</text:p>
          </table:table-cell>
          <table:table-cell office:value-type="string" calcext:value-type="string">
            <text:p>BSDMake stuf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3T14:00:00" calcext:value-type="date">
            <text:p>04/13/22 02:00 PM</text:p>
          </table:table-cell>
          <table:table-cell table:style-name="ce5" office:value-type="date" office:date-value="2022-04-13T14:10:00" calcext:value-type="date">
            <text:p>04/13/22 02:10 PM</text:p>
          </table:table-cell>
          <table:table-cell table:style-name="ce15" table:formula="of:=[.B111]-[.A111]" office:value-type="time" office:time-value="PT00H10M00S" calcext:value-type="time">
            <text:p>00:10:00</text:p>
          </table:table-cell>
          <table:table-cell table:style-name="ce7" table:formula="of:=[.C111]+[.D110]" office:value-type="time" office:time-value="PT09H10M00S" calcext:value-type="time">
            <text:p>09:10:00</text:p>
          </table:table-cell>
          <table:table-cell office:value-type="string" calcext:value-type="string">
            <text:p>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5T10:45:00" calcext:value-type="date">
            <text:p>04/15/22 10:45 AM</text:p>
          </table:table-cell>
          <table:table-cell table:style-name="ce5" office:value-type="date" office:date-value="2022-04-15T11:45:00" calcext:value-type="date">
            <text:p>04/15/22 11:45 AM</text:p>
          </table:table-cell>
          <table:table-cell table:style-name="ce15" table:formula="of:=[.B112]-[.A112]" office:value-type="time" office:time-value="PT01H00M00S" calcext:value-type="time">
            <text:p>01:00:00</text:p>
          </table:table-cell>
          <table:table-cell table:style-name="ce7" table:formula="of:=[.C112]+[.D111]" office:value-type="time" office:time-value="PT10H10M00S" calcext:value-type="time">
            <text:p>10:10:00</text:p>
          </table:table-cell>
          <table:table-cell office:value-type="string" calcext:value-type="string">
            <text:p>Changed surf’s error message handling to be more streamlined. Little changes too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8T10:45:00" calcext:value-type="date">
            <text:p>04/18/22 10:45 AM</text:p>
          </table:table-cell>
          <table:table-cell table:style-name="ce5" office:value-type="date" office:date-value="2022-04-18T11:50:00" calcext:value-type="date">
            <text:p>04/18/22 11:50 AM</text:p>
          </table:table-cell>
          <table:table-cell table:style-name="ce15" table:formula="of:=[.B113]-[.A113]" office:value-type="time" office:time-value="PT01H05M00S" calcext:value-type="time">
            <text:p>01:05:00</text:p>
          </table:table-cell>
          <table:table-cell table:style-name="ce7" table:formula="of:=[.C113]+[.D112]" office:value-type="time" office:time-value="PT11H15M00S" calcext:value-type="time">
            <text:p>11:15:00</text:p>
          </table:table-cell>
          <table:table-cell office:value-type="string" calcext:value-type="string">
            <text:p>Makefile modification and debug output fix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8T14:00:00" calcext:value-type="date">
            <text:p>04/18/22 02:00 PM</text:p>
          </table:table-cell>
          <table:table-cell table:style-name="ce5" office:value-type="date" office:date-value="2022-04-18T15:25:00" calcext:value-type="date">
            <text:p>04/18/22 03:25 PM</text:p>
          </table:table-cell>
          <table:table-cell table:style-name="ce15" table:formula="of:=[.B114]-[.A114]" office:value-type="time" office:time-value="PT01H25M00S" calcext:value-type="time">
            <text:p>01:25:00</text:p>
          </table:table-cell>
          <table:table-cell table:style-name="ce7" table:formula="of:=[.C114]+[.D113]" office:value-type="time" office:time-value="PT12H40M00S" calcext:value-type="time">
            <text:p>12:40:00</text:p>
          </table:table-cell>
          <table:table-cell office:value-type="string" calcext:value-type="string">
            <text:p>Error testing and 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9T10:10:00" calcext:value-type="date">
            <text:p>04/19/22 10:10 AM</text:p>
          </table:table-cell>
          <table:table-cell table:style-name="ce5" office:value-type="date" office:date-value="2022-04-19T10:30:00" calcext:value-type="date">
            <text:p>04/19/22 10:30 AM</text:p>
          </table:table-cell>
          <table:table-cell table:style-name="ce15" table:formula="of:=[.B115]-[.A115]" office:value-type="time" office:time-value="PT00H20M00S" calcext:value-type="time">
            <text:p>00:20:00</text:p>
          </table:table-cell>
          <table:table-cell table:style-name="ce7" table:formula="of:=[.C115]+[.D114]" office:value-type="time" office:time-value="PT13H00M00S" calcext:value-type="time">
            <text:p>13:00:00</text:p>
          </table:table-cell>
          <table:table-cell office:value-type="string" calcext:value-type="string">
            <text:p>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9T14:15:00" calcext:value-type="date">
            <text:p>04/19/22 02:15 PM</text:p>
          </table:table-cell>
          <table:table-cell table:style-name="ce5" office:value-type="date" office:date-value="2022-04-19T14:20:00" calcext:value-type="date">
            <text:p>04/19/22 02:20 PM</text:p>
          </table:table-cell>
          <table:table-cell table:style-name="ce15" table:formula="of:=[.B116]-[.A116]" office:value-type="time" office:time-value="PT00H05M00S" calcext:value-type="time">
            <text:p>00:05:00</text:p>
          </table:table-cell>
          <table:table-cell table:style-name="ce7" table:formula="of:=[.C116]+[.D115]" office:value-type="time" office:time-value="PT13H05M00S" calcext:value-type="time">
            <text:p>13:05:00</text:p>
          </table:table-cell>
          <table:table-cell office:value-type="string" calcext:value-type="string">
            <text:p>Team meeting.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0T10:00:00" calcext:value-type="date">
            <text:p>04/20/22 10:00 AM</text:p>
          </table:table-cell>
          <table:table-cell table:style-name="ce5" office:value-type="date" office:date-value="2022-04-20T10:10:00" calcext:value-type="date">
            <text:p>04/20/22 10:10 AM</text:p>
          </table:table-cell>
          <table:table-cell table:style-name="ce15" table:formula="of:=[.B117]-[.A117]" office:value-type="time" office:time-value="PT00H10M00S" calcext:value-type="time">
            <text:p>00:10:00</text:p>
          </table:table-cell>
          <table:table-cell table:style-name="ce7" table:formula="of:=[.C117]+[.D116]" office:value-type="time" office:time-value="PT13H15M00S" calcext:value-type="time">
            <text:p>13:15:00</text:p>
          </table:table-cell>
          <table:table-cell office:value-type="string" calcext:value-type="string">
            <text:p>Wrap up MS and write week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5T10:45:00" calcext:value-type="date">
            <text:p>04/25/22 10:45 AM</text:p>
          </table:table-cell>
          <table:table-cell table:style-name="ce5" office:value-type="date" office:date-value="2022-04-25T11:45:00" calcext:value-type="date">
            <text:p>04/25/22 11:45 AM</text:p>
          </table:table-cell>
          <table:table-cell table:style-name="ce15" table:formula="of:=[.B118]-[.A118]" office:value-type="time" office:time-value="PT01H00M00S" calcext:value-type="time">
            <text:p>01:00:00</text:p>
          </table:table-cell>
          <table:table-cell table:style-name="ce7" table:formula="of:=[.C118]+[.D117]" office:value-type="time" office:time-value="PT14H15M00S" calcext:value-type="time">
            <text:p>14:15:00</text:p>
          </table:table-cell>
          <table:table-cell office:value-type="string" calcext:value-type="string">
            <text:p>Change surf’s error return values to be more specific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5T14:00:00" calcext:value-type="date">
            <text:p>04/25/22 02:00 PM</text:p>
          </table:table-cell>
          <table:table-cell table:style-name="ce5" office:value-type="date" office:date-value="2022-04-25T15:55:00" calcext:value-type="date">
            <text:p>04/25/22 03:55 PM</text:p>
          </table:table-cell>
          <table:table-cell table:style-name="ce15" table:formula="of:=[.B119]-[.A119]" office:value-type="time" office:time-value="PT01H55M00S" calcext:value-type="time">
            <text:p>01:55:00</text:p>
          </table:table-cell>
          <table:table-cell table:style-name="ce7" table:formula="of:=[.C119]+[.D118]" office:value-type="time" office:time-value="PT16H10M00S" calcext:value-type="time">
            <text:p>16:10:00</text:p>
          </table:table-cell>
          <table:table-cell office:value-type="string" calcext:value-type="string">
            <text:p>Client meeting, Error tests, GUI Rea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6T10:40:00" calcext:value-type="date">
            <text:p>04/26/22 10:40 AM</text:p>
          </table:table-cell>
          <table:table-cell table:style-name="ce5" office:value-type="date" office:date-value="2022-04-26T11:50:00" calcext:value-type="date">
            <text:p>04/26/22 11:50 AM</text:p>
          </table:table-cell>
          <table:table-cell table:style-name="ce15" table:formula="of:=[.B120]-[.A120]" office:value-type="time" office:time-value="PT01H10M00S" calcext:value-type="time">
            <text:p>01:10:00</text:p>
          </table:table-cell>
          <table:table-cell table:style-name="ce7" table:formula="of:=[.C120]+[.D119]" office:value-type="time" office:time-value="PT17H20M00S" calcext:value-type="time">
            <text:p>17:20:00</text:p>
          </table:table-cell>
          <table:table-cell office:value-type="string" calcext:value-type="string">
            <text:p>Xlib figuring and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7T13:55:00" calcext:value-type="date">
            <text:p>04/27/22 01:55 PM</text:p>
          </table:table-cell>
          <table:table-cell table:style-name="ce5" office:value-type="date" office:date-value="2022-04-27T14:50:00" calcext:value-type="date">
            <text:p>04/27/22 02:50 PM</text:p>
          </table:table-cell>
          <table:table-cell table:style-name="ce15" table:formula="of:=[.B121]-[.A121]" office:value-type="time" office:time-value="PT00H55M00S" calcext:value-type="time">
            <text:p>00:55:00</text:p>
          </table:table-cell>
          <table:table-cell table:style-name="ce7" table:formula="of:=[.C121]+[.D120]" office:value-type="time" office:time-value="PT18H15M00S" calcext:value-type="time">
            <text:p>18:15:00</text:p>
          </table:table-cell>
          <table:table-cell office:value-type="string" calcext:value-type="string">
            <text:p>Week summary, GUI stuf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9T10:25:00" calcext:value-type="date">
            <text:p>04/29/22 10:25 AM</text:p>
          </table:table-cell>
          <table:table-cell table:style-name="ce5" office:value-type="date" office:date-value="2022-04-29T11:45:00" calcext:value-type="date">
            <text:p>04/29/22 11:45 AM</text:p>
          </table:table-cell>
          <table:table-cell table:style-name="ce15" table:formula="of:=[.B122]-[.A122]" office:value-type="time" office:time-value="PT01H20M00S" calcext:value-type="time">
            <text:p>01:20:00</text:p>
          </table:table-cell>
          <table:table-cell table:style-name="ce7" table:formula="of:=[.C122]+[.D121]" office:value-type="time" office:time-value="PT19H35M00S" calcext:value-type="time">
            <text:p>19:35:00</text:p>
          </table:table-cell>
          <table:table-cell office:value-type="string" calcext:value-type="string">
            <text:p>Figuring out Xlib. There’s so much… Made a button the hard wa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2T10:25:00" calcext:value-type="date">
            <text:p>05/02/22 10:25 AM</text:p>
          </table:table-cell>
          <table:table-cell table:style-name="ce5" office:value-type="date" office:date-value="2022-05-02T11:45:00" calcext:value-type="date">
            <text:p>05/02/22 11:45 AM</text:p>
          </table:table-cell>
          <table:table-cell table:style-name="ce15" table:formula="of:=[.B123]-[.A123]" office:value-type="time" office:time-value="PT01H20M00.000001S" calcext:value-type="time">
            <text:p>01:20:00</text:p>
          </table:table-cell>
          <table:table-cell table:style-name="ce7" table:formula="of:=[.C123]+[.D122]" office:value-type="time" office:time-value="PT20H55M00.000001S" calcext:value-type="time">
            <text:p>20:55:00</text:p>
          </table:table-cell>
          <table:table-cell office:value-type="string" calcext:value-type="string">
            <text:p>Abstracted X Buttons to easier u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2T14:15:00" calcext:value-type="date">
            <text:p>05/02/22 02:15 PM</text:p>
          </table:table-cell>
          <table:table-cell table:style-name="ce5" office:value-type="date" office:date-value="2022-05-02T15:55:00" calcext:value-type="date">
            <text:p>05/02/22 03:55 PM</text:p>
          </table:table-cell>
          <table:table-cell table:style-name="ce15" table:formula="of:=[.B124]-[.A124]" office:value-type="time" office:time-value="PT01H40M00S" calcext:value-type="time">
            <text:p>01:40:00</text:p>
          </table:table-cell>
          <table:table-cell table:style-name="ce7" table:formula="of:=[.C124]+[.D123]" office:value-type="time" office:time-value="PT22H35M00.000001S" calcext:value-type="time">
            <text:p>22:35:00</text:p>
          </table:table-cell>
          <table:table-cell office:value-type="string" calcext:value-type="string">
            <text:p>Client meeting and more buttons with functionalit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3T10:40:00" calcext:value-type="date">
            <text:p>05/03/22 10:40 AM</text:p>
          </table:table-cell>
          <table:table-cell table:style-name="ce5" office:value-type="date" office:date-value="2022-05-03T11:45:00" calcext:value-type="date">
            <text:p>05/03/22 11:45 AM</text:p>
          </table:table-cell>
          <table:table-cell table:style-name="ce15" table:formula="of:=[.B125]-[.A125]" office:value-type="time" office:time-value="PT01H05M00S" calcext:value-type="time">
            <text:p>01:05:00</text:p>
          </table:table-cell>
          <table:table-cell table:style-name="ce7" table:formula="of:=[.C125]+[.D124]" office:value-type="time" office:time-value="PT23H40M00.000001S" calcext:value-type="time">
            <text:p>23:40:00</text:p>
          </table:table-cell>
          <table:table-cell office:value-type="string" calcext:value-type="string">
            <text:p>Initialize Milestone 8 document, peer eval; GUI has a working button with scan outpu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3T15:00:00" calcext:value-type="date">
            <text:p>05/03/22 03:00 PM</text:p>
          </table:table-cell>
          <table:table-cell table:style-name="ce5" office:value-type="date" office:date-value="2022-05-03T15:50:00" calcext:value-type="date">
            <text:p>05/03/22 03:50 PM</text:p>
          </table:table-cell>
          <table:table-cell table:style-name="ce15" table:formula="of:=[.B126]-[.A126]" office:value-type="time" office:time-value="PT00H50M00S" calcext:value-type="time">
            <text:p>00:50:00</text:p>
          </table:table-cell>
          <table:table-cell table:style-name="ce7" table:formula="of:=[.C126]+[.D125]" office:value-type="time" office:time-value="PT24H30M00.000001S" calcext:value-type="time">
            <text:p>24:30:00</text:p>
          </table:table-cell>
          <table:table-cell office:value-type="string" calcext:value-type="string">
            <text:p>GUI improvement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4T14:00:00" calcext:value-type="date">
            <text:p>05/04/22 02:00 PM</text:p>
          </table:table-cell>
          <table:table-cell table:style-name="ce5" office:value-type="date" office:date-value="2022-05-04T14:15:00" calcext:value-type="date">
            <text:p>05/04/22 02:15 PM</text:p>
          </table:table-cell>
          <table:table-cell table:style-name="ce15" table:formula="of:=[.B127]-[.A127]" office:value-type="time" office:time-value="PT00H15M00S" calcext:value-type="time">
            <text:p>00:15:00</text:p>
          </table:table-cell>
          <table:table-cell table:style-name="ce7" table:formula="of:=[.C127]+[.D126]" office:value-type="time" office:time-value="PT24H45M00.000001S" calcext:value-type="time">
            <text:p>24:45:00</text:p>
          </table:table-cell>
          <table:table-cell office:value-type="string" calcext:value-type="string">
            <text:p>Wrap up MS and week summary</text:p>
          </table:table-cell>
          <table:table-cell table:number-columns-repeated="59"/>
        </table:table-row>
        <table:table-row table:style-name="ro1">
          <table:table-cell table:number-columns-repeated="2" table:style-name="ce5" office:value-type="date" office:date-value="2022-05-06T10:30:00" calcext:value-type="date">
            <text:p>05/06/22 10:30 AM</text:p>
          </table:table-cell>
          <table:table-cell table:style-name="ce15" table:formula="of:=[.B128]-[.A128]" office:value-type="time" office:time-value="PT00H00M00S" calcext:value-type="time">
            <text:p>00:00:00</text:p>
          </table:table-cell>
          <table:table-cell table:style-name="ce7" table:formula="of:=[.C128]+[.D127]" office:value-type="time" office:time-value="PT24H45M00.000001S" calcext:value-type="time">
            <text:p>24:45:00</text:p>
          </table:table-cell>
          <table:table-cell table:number-columns-repeated="60"/>
        </table:table-row>
        <table:table-row table:style-name="ro1" table:number-rows-repeated="104844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3">
      <number:month/>
      <number:text>/</number:text>
      <number:day/>
      <number:text>/</number:text>
      <number:year number:style="long"/>
    </number:date-style>
    <number:currency-style style:name="N12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5P0"/>
    </number:currency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2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8P0"/>
    </number:currency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5P2" style:volatile="true">
      <number:text> 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currency-style style:name="N14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1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1P2" style:volatile="true">
      <number:currency-symbol/>
      <number:fill-character> </number:fill-character>
      <number:text>- </number:text>
    </number:currency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2P0"/>
    </number:currency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4">
      <number:day/>
      <number:text>-</number:text>
      <number:month number:textual="true"/>
      <number:text>-</number:text>
      <number:year/>
    </number:date-style>
    <number:time-style style:name="N145">
      <number:hours/>
      <number:text>:</number:text>
      <number:minutes number:style="long"/>
      <number:text>:</number:text>
      <number:seconds number:style="long"/>
    </number:time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date-style style:name="N14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49">
      <number:day/>
      <number:text>-</number:text>
      <number:month number:textual="true"/>
    </number:date-style>
    <number:number-style style:name="N15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hours/>
      <number:text>:</number:text>
      <number:minutes number:style="long"/>
      <number:text> </number:text>
      <number:am-pm/>
    </number:time-style>
    <number:time-style style:name="N155">
      <number:hours/>
      <number:text>:</number:text>
      <number:minutes number:style="long"/>
    </number:time-style>
    <number:currency-style style:name="N159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9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9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5-06">00/00/0000</text:date>, <text:time style:data-style-name="N2" text:time-value="17:22:36.26346899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0-01T12:56:25</meta:creation-date>
    <dc:language>en-US</dc:language>
    <dc:date>2022-05-06T17:23:08.059329019</dc:date>
    <meta:editing-cycles>225</meta:editing-cycles>
    <meta:editing-duration>P2DT22H50M17S</meta:editing-duration>
    <meta:generator>LibreOffice/7.2.4.1$NetBSD_X86_64 LibreOffice_project/20$Build-1</meta:generator>
    <meta:document-statistic meta:table-count="1" meta:cell-count="620" meta:object-count="0"/>
    <meta:user-defined meta:name="AppVersion">15.0000</meta:user-defined>
  </office:meta>
</office:document-meta>
</file>